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7167" officeooo:paragraph-rsid="0012716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In organizational set up is horizontal communication good. Critical analysis of horizontal communication. </text:p>
      <text:p text:style-name="P1"/>
      <text:p text:style-name="P1">Merits: </text:p>
      <text:p text:style-name="P1">(i) Members of different teams will interact to form more cohesive teams. Stronger team spirit, they can also share each other's experiences and skill sets to make each others learning curve smoother. </text:p>
      <text:p text:style-name="P1">(ii) All members of different teams and across the organization understand different parts of the product they work up. This is important to keep the enthusiasm of all the working members. </text:p>
      <text:p text:style-name="P1">(iii) Horizontal communication is a key part of avoiding "Alienation" as per Marx's theory of alienation. </text:p>
      <text:p text:style-name="P1">(iv) Co-ordination is really easy, with increased collegiality among the teams. </text:p>
      <text:p text:style-name="P1">(v) More peer motivation, for people who are not inherently motivated. When people see others working really hard, they also will be motivated to work harder. <text:s/></text:p>
      <text:p text:style-name="P1"/>
      <text:p text:style-name="P1">Demerits: </text:p>
      <text:p text:style-name="P1">(i) Lesser managerial control, teams get stronger as horizontal communication increases. </text:p>
      <text:p text:style-name="P1">(ii) Possibility if conflict among employees, especially when people of certain teams feel they are over worked and under appreciated. </text:p>
      <text:p text:style-name="P1">(iii) It is also more time-consuming if vertical communication is required to ratify decisions made during horizontal communication or to confirm information received through horizontal communication. </text:p>
      <text:p text:style-name="P1">(iv) Finally, it may create a lack of discipline if strict procedural rules of communications are not imposed and follow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4T14:12:59.935480484</meta:creation-date>
    <dc:date>2016-07-24T14:13:34.087309672</dc:date>
    <meta:editing-duration>P0D</meta:editing-duration>
    <meta:editing-cycles>1</meta:editing-cycles>
    <meta:document-statistic meta:table-count="0" meta:image-count="0" meta:object-count="0" meta:page-count="1" meta:paragraph-count="12" meta:word-count="208" meta:character-count="1409" meta:non-whitespace-character-count="1200"/>
    <meta:generator>LibreOffice/4.2.8.2$Linux_X86_64 LibreOffice_project/420m0$Build-2</meta:generator>
  </office:meta>
</office:document-meta>
</file>